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f892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f892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f892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f892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f892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f892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f892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f892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f892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f892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f892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f892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f892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f892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f892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f892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f892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Maximo Pablo Suárez Cabez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30/7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166389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Evelin Celeste Subero Marcano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3911435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47.89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66" meta:non-whitespace-character-count="998"/>
    <meta:template xlink:type="simple" xlink:actuate="onRequest" xlink:title="Normal" xlink:href=""/>
  </office:meta>
</office:document-meta>
</file>